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7.187496mm" fo:page-width="82.49999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opacity-name="gradient-2" draw:stroke="none"/>
    </style:style>
    <style:style style:family="graphic" style:name="style-3">
      <style:graphic-properties draw:fill="gradient" draw:fill-gradient-name="gradient-3" draw:opacity="100.0%" draw:stroke="solid" svg:stroke-color="#677883" draw:stroke-linejoin="round" svg:stroke-opacity="100.0%" svg:stroke-width="0.13229166mm"/>
    </style:style>
    <style:style style:family="graphic" style:name="style-4">
      <style:graphic-properties draw:fill="gradient" draw:fill-gradient-name="gradient-4" draw:opacity="100.0%" draw:stroke="none"/>
    </style:style>
    <style:style style:family="graphic" style:name="style-5">
      <style:graphic-properties draw:fill="gradient" draw:fill-gradient-name="gradient-5" draw:opacity="100.0%" draw:stroke="none"/>
    </style:style>
    <style:style style:family="graphic" style:name="style-6">
      <style:graphic-properties draw:fill="gradient" draw:fill-gradient-name="gradient-6" draw:opacity="100.0%" draw:stroke="none"/>
    </style:style>
    <style:style style:family="graphic" style:name="style-7">
      <style:graphic-properties draw:fill="gradient" draw:fill-gradient-name="gradient-7" draw:opacity="100.0%" draw:stroke="none"/>
    </style:style>
    <style:style style:family="graphic" style:name="style-8">
      <style:graphic-properties draw:fill="gradient" draw:fill-gradient-name="gradient-8" draw:opacity="100.0%" draw:stroke="none"/>
    </style:style>
    <style:style style:family="graphic" style:name="style-9">
      <style:graphic-properties draw:fill="gradient" draw:fill-gradient-name="gradient-9" draw:opacity="100.0%" draw:stroke="none"/>
    </style:style>
    <style:style style:family="graphic" style:name="style-10">
      <style:graphic-properties draw:fill="gradient" draw:fill-gradient-name="gradient-10" draw:opacity="100.0%" draw:stroke="none"/>
    </style:style>
    <style:style style:family="graphic" style:name="style-11">
      <style:graphic-properties draw:fill="gradient" draw:fill-gradient-name="gradient-11" draw:opacity="100.0%" draw:stroke="none"/>
    </style:style>
    <style:style style:family="graphic" style:name="style-12">
      <style:graphic-properties draw:fill="gradient" draw:fill-gradient-name="gradient-12" draw:opacity="100.0%" draw:stroke="none"/>
    </style:style>
    <style:style style:family="graphic" style:name="style-13">
      <style:graphic-properties draw:fill="gradient" draw:fill-gradient-name="gradient-13" draw:opacity="100.0%" draw:stroke="none"/>
    </style:style>
    <style:style style:family="graphic" style:name="style-14">
      <style:graphic-properties draw:fill="gradient" draw:fill-gradient-name="gradient-14" draw:opacity="100.0%" draw:stroke="none"/>
    </style:style>
    <style:style style:family="graphic" style:name="style-15">
      <style:graphic-properties draw:fill="gradient" draw:fill-gradient-name="gradient-15" draw:opacity="100.0%" draw:stroke="none"/>
    </style:style>
    <style:style style:family="graphic" style:name="style-16">
      <style:graphic-properties draw:fill="gradient" draw:fill-gradient-name="gradient-16" draw:opacity="100.0%" draw:stroke="none"/>
    </style:style>
    <style:style style:family="graphic" style:name="style-17">
      <style:graphic-properties draw:fill="gradient" draw:fill-gradient-name="gradient-17" draw:opacity="100.0%" draw:stroke="none"/>
    </style:style>
    <style:style style:family="graphic" style:name="style-18">
      <style:graphic-properties draw:fill="gradient" draw:fill-gradient-name="gradient-18" draw:opacity="100.0%" draw:stroke="none"/>
    </style:style>
    <style:style style:family="graphic" style:name="style-19">
      <style:graphic-properties draw:fill="gradient" draw:fill-gradient-name="gradient-19" draw:opacity="100.0%" draw:stroke="none"/>
    </style:style>
    <style:style style:family="graphic" style:name="style-20">
      <style:graphic-properties draw:fill="gradient" draw:fill-gradient-name="gradient-20" draw:opacity="100.0%" draw:stroke="none"/>
    </style:style>
    <style:style style:family="graphic" style:name="style-21">
      <style:graphic-properties draw:fill="gradient" draw:fill-gradient-name="gradient-21" draw:opacity="100.0%" draw:stroke="none"/>
    </style:style>
    <style:style style:family="graphic" style:name="style-22">
      <style:graphic-properties draw:fill="gradient" draw:fill-gradient-name="gradient-22" draw:opacity="100.0%" draw:stroke="none"/>
    </style:style>
    <style:style style:family="graphic" style:name="style-23">
      <style:graphic-properties draw:fill="gradient" draw:fill-gradient-name="gradient-23" draw:opacity="100.0%" draw:stroke="none"/>
    </style:style>
    <style:style style:family="graphic" style:name="style-24">
      <style:graphic-properties draw:fill="gradient" draw:fill-gradient-name="gradient-24" draw:opacity="100.0%" draw:stroke="none"/>
    </style:style>
    <style:style style:family="graphic" style:name="style-25">
      <style:graphic-properties draw:fill="gradient" draw:fill-gradient-name="gradient-25" draw:opacity="100.0%" draw:stroke="none"/>
    </style:style>
    <style:style style:family="graphic" style:name="style-26">
      <style:graphic-properties draw:fill="gradient" draw:fill-gradient-name="gradient-26" draw:opacity="100.0%" draw:stroke="none"/>
    </style:style>
    <style:style style:family="graphic" style:name="style-27">
      <style:graphic-properties draw:fill="gradient" draw:fill-gradient-name="gradient-27" draw:opacity="100.0%" draw:stroke="none"/>
    </style:style>
    <style:style style:family="graphic" style:name="style-28">
      <style:graphic-properties draw:fill="gradient" draw:fill-gradient-name="gradient-28" draw:opacity="100.0%" draw:stroke="none"/>
    </style:style>
    <style:style style:family="graphic" style:name="style-29">
      <style:graphic-properties draw:fill="gradient" draw:fill-gradient-name="gradient-29" draw:opacity="100.0%" draw:stroke="none"/>
    </style:style>
    <style:style style:family="graphic" style:name="style-30">
      <style:graphic-properties draw:fill="gradient" draw:fill-gradient-name="gradient-30" draw:opacity="100.0%" draw:stroke="none"/>
    </style:style>
    <style:style style:family="graphic" style:name="style-31">
      <style:graphic-properties draw:fill="gradient" draw:fill-gradient-name="gradient-31" draw:opacity="100.0%" draw:stroke="none"/>
    </style:style>
    <style:style style:family="graphic" style:name="style-32">
      <style:graphic-properties draw:fill="gradient" draw:fill-gradient-name="gradient-32" draw:opacity="100.0%" draw:stroke="none"/>
    </style:style>
    <style:style style:family="graphic" style:name="style-33">
      <style:graphic-properties draw:fill="gradient" draw:fill-gradient-name="gradient-33" draw:opacity="100.0%" draw:stroke="none"/>
    </style:style>
    <style:style style:family="graphic" style:name="style-34">
      <style:graphic-properties draw:fill="gradient" draw:fill-gradient-name="gradient-34" draw:opacity="100.0%" draw:stroke="none"/>
    </style:style>
    <style:style style:family="graphic" style:name="style-35">
      <style:graphic-properties draw:fill="gradient" draw:fill-gradient-name="gradient-35" draw:opacity="100.0%" draw:stroke="none"/>
    </style:style>
    <style:style style:family="graphic" style:name="style-36">
      <style:graphic-properties draw:fill="gradient" draw:fill-gradient-name="gradient-36" draw:opacity="100.0%" draw:stroke="none"/>
    </style:style>
    <style:style style:family="graphic" style:name="style-37">
      <style:graphic-properties draw:fill="gradient" draw:fill-gradient-name="gradient-37" draw:opacity="100.0%" draw:stroke="none"/>
    </style:style>
    <style:style style:family="graphic" style:name="style-38">
      <style:graphic-properties draw:fill="gradient" draw:fill-gradient-name="gradient-38" draw:opacity="100.0%" draw:stroke="none"/>
    </style:style>
    <style:style style:family="graphic" style:name="style-39">
      <style:graphic-properties draw:fill="gradient" draw:fill-gradient-name="gradient-39" draw:opacity="100.0%" draw:stroke="none"/>
    </style:style>
    <style:style style:family="graphic" style:name="style-40">
      <style:graphic-properties draw:fill="gradient" draw:fill-gradient-name="gradient-40" draw:opacity="100.0%" draw:stroke="none"/>
    </style:style>
    <style:style style:family="graphic" style:name="style-41">
      <style:graphic-properties draw:fill="gradient" draw:fill-gradient-name="gradient-41" draw:opacity="100.0%" draw:stroke="none"/>
    </style:style>
    <style:style style:family="graphic" style:name="style-42">
      <style:graphic-properties draw:fill="gradient" draw:fill-gradient-name="gradient-42" draw:opacity="100.0%" draw:stroke="none"/>
    </style:style>
    <style:style style:family="graphic" style:name="style-43">
      <style:graphic-properties draw:fill="gradient" draw:fill-gradient-name="gradient-43" draw:opacity="100.0%" draw:stroke="none"/>
    </style:style>
    <style:style style:family="graphic" style:name="style-44">
      <style:graphic-properties draw:fill="gradient" draw:fill-gradient-name="gradient-44" draw:opacity="100.0%" draw:stroke="none"/>
    </style:style>
    <style:style style:family="graphic" style:name="style-45">
      <style:graphic-properties draw:fill="gradient" draw:fill-gradient-name="gradient-45" draw:opacity="100.0%" draw:stroke="none"/>
    </style:style>
    <style:style style:family="graphic" style:name="style-46">
      <style:graphic-properties draw:fill="gradient" draw:fill-gradient-name="gradient-46" draw:opacity="100.0%" draw:stroke="none"/>
    </style:style>
    <style:style style:family="graphic" style:name="style-47">
      <style:graphic-properties draw:fill="gradient" draw:fill-gradient-name="gradient-47" draw:opacity="100.0%" draw:stroke="none"/>
    </style:style>
    <style:style style:family="graphic" style:name="style-48">
      <style:graphic-properties draw:fill="gradient" draw:fill-gradient-name="gradient-48" draw:opacity="100.0%" draw:stroke="none"/>
    </style:style>
    <style:style style:family="graphic" style:name="style-49">
      <style:graphic-properties draw:fill="gradient" draw:fill-gradient-name="gradient-49" draw:opacity="100.0%" draw:stroke="none"/>
    </style:style>
    <style:style style:family="graphic" style:name="style-50">
      <style:graphic-properties draw:fill="gradient" draw:fill-gradient-name="gradient-50" draw:opacity="100.0%" draw:stroke="none"/>
    </style:style>
    <style:style style:family="graphic" style:name="style-51">
      <style:graphic-properties draw:fill="gradient" draw:fill-gradient-name="gradient-51" draw:opacity="100.0%" draw:stroke="none"/>
    </style:style>
    <style:style style:family="graphic" style:name="style-52">
      <style:graphic-properties draw:fill="gradient" draw:fill-gradient-name="gradient-52" draw:opacity="100.0%" draw:stroke="none"/>
    </style:style>
    <style:style style:family="graphic" style:name="style-53">
      <style:graphic-properties draw:fill="gradient" draw:fill-gradient-name="gradient-53" draw:opacity="100.0%" draw:stroke="none"/>
    </style:style>
    <style:style style:family="graphic" style:name="style-54">
      <style:graphic-properties draw:fill="gradient" draw:fill-gradient-name="gradient-54" draw:opacity="100.0%" draw:stroke="none"/>
    </style:style>
    <style:style style:family="graphic" style:name="style-55">
      <style:graphic-properties draw:fill="gradient" draw:fill-gradient-name="gradient-55" draw:opacity="100.0%" draw:stroke="none"/>
    </style:style>
    <style:style style:family="graphic" style:name="style-56">
      <style:graphic-properties draw:fill="gradient" draw:fill-gradient-name="gradient-56" draw:opacity="100.0%" draw:stroke="none"/>
    </style:style>
    <style:style style:family="graphic" style:name="style-57">
      <style:graphic-properties draw:fill="gradient" draw:fill-gradient-name="gradient-57" draw:opacity="100.0%" draw:stroke="none"/>
    </style:style>
    <style:style style:family="graphic" style:name="style-58">
      <style:graphic-properties draw:fill="gradient" draw:fill-gradient-name="gradient-58" draw:opacity="100.0%" draw:stroke="none"/>
    </style:style>
    <style:style style:family="graphic" style:name="style-59">
      <style:graphic-properties draw:fill="gradient" draw:fill-gradient-name="gradient-59" draw:opacity="100.0%" draw:stroke="none"/>
    </style:style>
    <style:style style:family="graphic" style:name="style-60">
      <style:graphic-properties draw:fill="gradient" draw:fill-gradient-name="gradient-60" draw:opacity="100.0%" draw:stroke="none"/>
    </style:style>
    <style:style style:family="graphic" style:name="style-61">
      <style:graphic-properties draw:fill="gradient" draw:fill-gradient-name="gradient-61" draw:opacity="100.0%" draw:stroke="none"/>
    </style:style>
    <style:style style:family="graphic" style:name="style-62">
      <style:graphic-properties draw:fill="gradient" draw:fill-gradient-name="gradient-62" draw:opacity="100.0%" draw:stroke="none"/>
    </style:style>
    <style:style style:family="graphic" style:name="style-63">
      <style:graphic-properties draw:fill="gradient" draw:fill-gradient-name="gradient-63" draw:opacity="100.0%" draw:stroke="none"/>
    </style:style>
    <style:style style:family="graphic" style:name="style-64">
      <style:graphic-properties draw:fill="gradient" draw:fill-gradient-name="gradient-64" draw:opacity="100.0%" draw:stroke="none"/>
    </style:style>
    <style:style style:family="graphic" style:name="style-65">
      <style:graphic-properties draw:fill="gradient" draw:fill-gradient-name="gradient-65" draw:opacity="100.0%" draw:stroke="none"/>
    </style:style>
    <style:style style:family="graphic" style:name="style-66">
      <style:graphic-properties draw:fill="gradient" draw:fill-gradient-name="gradient-66" draw:opacity="100.0%" draw:stroke="none"/>
    </style:style>
    <style:style style:family="graphic" style:name="style-67">
      <style:graphic-properties draw:fill="gradient" draw:fill-gradient-name="gradient-67" draw:opacity="100.0%" draw:stroke="none"/>
    </style:style>
    <style:style style:family="graphic" style:name="style-68">
      <style:graphic-properties draw:fill="gradient" draw:fill-gradient-name="gradient-68" draw:opacity="100.0%" draw:stroke="none"/>
    </style:style>
    <style:style style:family="graphic" style:name="style-69">
      <style:graphic-properties draw:fill="gradient" draw:fill-gradient-name="gradient-69" draw:opacity="100.0%" draw:stroke="none"/>
    </style:style>
    <style:style style:family="graphic" style:name="style-70">
      <style:graphic-properties draw:fill="gradient" draw:fill-gradient-name="gradient-70" draw:opacity="100.0%" draw:stroke="none"/>
    </style:style>
    <style:style style:family="graphic" style:name="style-71">
      <style:graphic-properties draw:fill="gradient" draw:fill-gradient-name="gradient-71" draw:opacity="100.0%" draw:stroke="none"/>
    </style:style>
    <style:style style:family="graphic" style:name="style-72">
      <style:graphic-properties draw:fill="gradient" draw:fill-gradient-name="gradient-72" draw:opacity="100.0%" draw:stroke="none"/>
    </style:style>
    <style:style style:family="graphic" style:name="style-73">
      <style:graphic-properties draw:fill="gradient" draw:fill-gradient-name="gradient-73" draw:opacity="100.0%" draw:stroke="none"/>
    </style:style>
    <style:style style:family="graphic" style:name="style-74">
      <style:graphic-properties draw:fill="gradient" draw:fill-gradient-name="gradient-74" draw:opacity="100.0%" draw:stroke="none"/>
    </style:style>
    <style:style style:family="graphic" style:name="style-75">
      <style:graphic-properties draw:fill="gradient" draw:fill-gradient-name="gradient-75" draw:opacity="100.0%" draw:stroke="none"/>
    </style:style>
    <style:style style:family="graphic" style:name="style-76">
      <style:graphic-properties draw:fill="gradient" draw:fill-gradient-name="gradient-76" draw:opacity="100.0%" draw:stroke="solid" svg:stroke-color="#677883" draw:stroke-linejoin="round" svg:stroke-opacity="100.0%" svg:stroke-width="0.1321461mm"/>
    </style:style>
    <style:style style:family="graphic" style:name="style-77">
      <style:graphic-properties draw:fill="gradient" draw:fill-gradient-name="gradient-77" draw:opacity="100.0%" draw:stroke="solid" svg:stroke-color="#677883" draw:stroke-linejoin="round" svg:stroke-opacity="100.0%" svg:stroke-width="0.124029405mm"/>
    </style:style>
    <style:style style:family="graphic" style:name="style-78">
      <style:graphic-properties draw:fill="gradient" draw:fill-gradient-name="gradient-78" draw:opacity="100.0%" draw:stroke="none"/>
    </style:style>
    <style:style style:family="graphic" style:name="style-79">
      <style:graphic-properties draw:fill="gradient" draw:fill-gradient-name="gradient-79" draw:opacity="100.0%" draw:stroke="none"/>
    </style:style>
    <style:style style:family="graphic" style:name="style-80">
      <style:graphic-properties draw:fill="gradient" draw:fill-gradient-name="gradient-80" draw:opacity="100.0%" draw:stroke="none"/>
    </style:style>
    <style:style style:family="graphic" style:name="style-81">
      <style:graphic-properties draw:fill="gradient" draw:fill-gradient-name="gradient-81" draw:opacity="100.0%" draw:stroke="none"/>
    </style:style>
    <style:style style:family="graphic" style:name="style-82">
      <style:graphic-properties draw:fill="gradient" draw:fill-gradient-name="gradient-82" draw:opacity="100.0%" draw:stroke="none"/>
    </style:style>
    <style:style style:family="graphic" style:name="style-83">
      <style:graphic-properties draw:fill="gradient" draw:fill-gradient-name="gradient-83" draw:opacity="100.0%" draw:stroke="none"/>
    </style:style>
    <style:style style:family="graphic" style:name="style-84">
      <style:graphic-properties draw:fill="gradient" draw:fill-gradient-name="gradient-84" draw:opacity="100.0%" draw:stroke="none"/>
    </style:style>
    <style:style style:family="graphic" style:name="style-85">
      <style:graphic-properties draw:fill="gradient" draw:fill-gradient-name="gradient-85" draw:opacity="100.0%" draw:stroke="none"/>
    </style:style>
    <style:style style:family="graphic" style:name="style-86">
      <style:graphic-properties draw:fill="solid" draw:fill-color="#c50000" draw:opacity="100.0%" draw:stroke="solid" svg:stroke-color="#fffdc3" draw:stroke-linejoin="miter" svg:stroke-opacity="100.0%" svg:stroke-width="0.025188208mm"/>
    </style:style>
    <style:style style:family="graphic" style:name="style-87">
      <style:graphic-properties draw:fill="solid" draw:fill-color="#c50000" draw:opacity="100.0%" draw:stroke="solid" svg:stroke-color="#fffdc3" draw:stroke-linejoin="miter" svg:stroke-opacity="100.0%" svg:stroke-width="0.025188208mm"/>
    </style:style>
    <style:style style:family="graphic" style:name="style-88">
      <style:graphic-properties draw:fill="gradient" draw:fill-gradient-name="gradient-86" draw:opacity="100.0%" draw:stroke="none"/>
    </style:style>
    <style:style style:family="graphic" style:name="style-89">
      <style:graphic-properties draw:fill="gradient" draw:fill-gradient-name="gradient-87" draw:opacity="100.0%" draw:stroke="none"/>
    </style:style>
    <style:style style:family="graphic" style:name="style-90">
      <style:graphic-properties draw:fill="solid" draw:fill-color="#c50000" draw:opacity="100.0%" draw:stroke="solid" svg:stroke-color="#fffdc3" draw:stroke-linejoin="miter" svg:stroke-opacity="100.0%" svg:stroke-width="0.025188208mm"/>
    </style:style>
    <style:style style:family="graphic" style:name="style-91">
      <style:graphic-properties draw:fill="solid" draw:fill-color="#c50000" draw:opacity="100.0%" draw:stroke="solid" svg:stroke-color="#fffdc3" draw:stroke-linejoin="miter" svg:stroke-opacity="100.0%" svg:stroke-width="0.025188208mm"/>
    </style:style>
    <style:style style:family="graphic" style:name="style-92">
      <style:graphic-properties draw:fill="gradient" draw:fill-gradient-name="gradient-88" draw:opacity="100.0%" draw:stroke="none"/>
    </style:style>
    <style:style style:family="graphic" style:name="style-93">
      <style:graphic-properties draw:fill="gradient" draw:fill-gradient-name="gradient-89" draw:opacity="100.0%" draw:stroke="none"/>
    </style:style>
  </office:automatic-styles>
  <office:body>
    <office:drawing>
      <draw:page draw:master-page-name="Default" draw:name="page1" draw:style-name="DP1">
        <draw:g draw:id="svg5846">
          <draw:g draw:id="layer1">
            <draw:g draw:id="g38946">
              <draw:path svg:d="M 3914.1592 370.40555 C 3914.1592 668.5281 2540.5442 766.46216 1305.5883 754.4603 C 49.784386 754.4603 0.0 524.5075 0.0 226.38495 C 0.0 -71.73798 706.4877 10.353857 1962.2915 10.353857 C 3218.0955 10.353857 3914.1592 72.28261 3914.1592 370.40555 z M 3914.1592 935.7804 z" svg:height="9.357802mm" draw:style-name="style-2" svg:viewBox="0.0 0.0 3914.1592 935.7802" svg:width="39.141594mm" svg:x="16.994202mm" svg:y="34.780155mm"/>
              <draw:path svg:d="M 0.0 0.0 L 3294.0627 0.0 L 3294.0627 410.40228 L 0.0 410.40228 L 0.0 0.0 z" svg:height="4.104023mm" draw:style-name="style-3" svg:viewBox="0.0 0.0 3294.0627 410.40228" svg:width="32.940628mm" svg:x="19.47036mm" svg:y="33.069508mm"/>
              <draw:g draw:id="g27575">
                <draw:rect svg:height="0.7957169mm" draw:style-name="style-4" svg:width="1.0402329mm" svg:x="36.5823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5" svg:viewBox="0.0 0.0 82.27877 60.803024" svg:width="0.8227877mm" svg:x="36.700497mm" svg:y="34.333935mm"/>
              </draw:g>
              <draw:g draw:id="g27581">
                <draw:rect svg:height="0.7957169mm" draw:style-name="style-6" svg:width="1.0402329mm" svg:x="35.404057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7" svg:viewBox="0.0 0.0 82.27877 60.803024" svg:width="0.8227877mm" svg:x="35.52226mm" svg:y="34.333935mm"/>
              </draw:g>
              <draw:g draw:id="g27587">
                <draw:rect svg:height="0.7957169mm" draw:style-name="style-8" svg:width="1.0402329mm" svg:x="34.22584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9" svg:viewBox="0.0 0.0 82.27877 60.803024" svg:width="0.8227877mm" svg:x="34.34404mm" svg:y="34.333935mm"/>
              </draw:g>
              <draw:g draw:id="g27593">
                <draw:rect svg:height="0.7957169mm" draw:style-name="style-10" svg:width="1.0402329mm" svg:x="33.068287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11" svg:viewBox="0.0 0.0 82.27877 60.803024" svg:width="0.8227877mm" svg:x="33.186485mm" svg:y="34.333935mm"/>
              </draw:g>
              <draw:g draw:id="g27599">
                <draw:rect svg:height="0.7957169mm" draw:style-name="style-12" svg:width="1.0402329mm" svg:x="31.910736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13" svg:viewBox="0.0 0.0 82.27877 60.803024" svg:width="0.8227877mm" svg:x="32.028934mm" svg:y="34.333935mm"/>
              </draw:g>
              <draw:g draw:id="g27605">
                <draw:rect svg:height="0.7957169mm" draw:style-name="style-14" svg:width="1.0402329mm" svg:x="30.732492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15" svg:viewBox="0.0 0.0 82.27877 60.803024" svg:width="0.8227877mm" svg:x="30.85069mm" svg:y="34.333935mm"/>
              </draw:g>
              <draw:g draw:id="g27611">
                <draw:rect svg:height="0.7957169mm" draw:style-name="style-16" svg:width="1.0402329mm" svg:x="44.498207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17" svg:viewBox="0.0 0.0 82.27877 60.803024" svg:width="0.8227877mm" svg:x="44.616405mm" svg:y="34.333935mm"/>
              </draw:g>
              <draw:g draw:id="g27617">
                <draw:rect svg:height="0.7957169mm" draw:style-name="style-18" svg:width="1.0402329mm" svg:x="43.340652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19" svg:viewBox="0.0 0.0 82.27877 60.803024" svg:width="0.8227877mm" svg:x="43.45885mm" svg:y="34.333935mm"/>
              </draw:g>
              <draw:g draw:id="g27623">
                <draw:rect svg:height="0.7957169mm" draw:style-name="style-20" svg:width="1.0402329mm" svg:x="42.162437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21" svg:viewBox="0.0 0.0 82.27877 60.803024" svg:width="0.8227877mm" svg:x="42.28064mm" svg:y="34.333935mm"/>
              </draw:g>
              <draw:g draw:id="g27629">
                <draw:rect svg:height="0.7957169mm" draw:style-name="style-22" svg:width="1.0402329mm" svg:x="41.004887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23" svg:viewBox="0.0 0.0 82.27877 60.803024" svg:width="0.8227877mm" svg:x="41.123085mm" svg:y="34.333935mm"/>
              </draw:g>
              <draw:g draw:id="g27635">
                <draw:rect svg:height="0.7957169mm" draw:style-name="style-24" svg:width="1.0402329mm" svg:x="39.82665mm" svg:y="34.26676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25" svg:viewBox="0.0 0.0 82.27877 60.803024" svg:width="0.8227877mm" svg:x="39.944847mm" svg:y="34.354626mm"/>
              </draw:g>
              <draw:g draw:id="g27641">
                <draw:rect svg:height="0.7957169mm" draw:style-name="style-26" svg:width="1.0402329mm" svg:x="38.648434mm" svg:y="34.246075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27" svg:viewBox="0.0 0.0 82.27877 60.803024" svg:width="0.8227877mm" svg:x="38.766632mm" svg:y="34.333935mm"/>
              </draw:g>
              <draw:g draw:id="g27647">
                <draw:rect svg:height="0.7957169mm" draw:style-name="style-28" svg:width="1.0402329mm" svg:x="36.593597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29" svg:viewBox="0.0 0.0 82.27877 60.803024" svg:width="0.8227877mm" svg:x="36.711796mm" svg:y="35.410736mm"/>
              </draw:g>
              <draw:g draw:id="g27653">
                <draw:rect svg:height="0.7957169mm" draw:style-name="style-30" svg:width="1.0402329mm" svg:x="35.41538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31" svg:viewBox="0.0 0.0 82.27877 60.803024" svg:width="0.8227877mm" svg:x="35.533577mm" svg:y="35.410736mm"/>
              </draw:g>
              <draw:g draw:id="g27659">
                <draw:rect svg:height="0.7957169mm" draw:style-name="style-32" svg:width="1.0402329mm" svg:x="34.23711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33" svg:viewBox="0.0 0.0 82.27877 60.803024" svg:width="0.8227877mm" svg:x="34.355312mm" svg:y="35.410736mm"/>
              </draw:g>
              <draw:g draw:id="g27665">
                <draw:rect svg:height="0.7957169mm" draw:style-name="style-34" svg:width="1.0402329mm" svg:x="33.07956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35" svg:viewBox="0.0 0.0 82.27877 60.803024" svg:width="0.8227877mm" svg:x="33.197758mm" svg:y="35.410736mm"/>
              </draw:g>
              <draw:g draw:id="g27671">
                <draw:rect svg:height="0.7957169mm" draw:style-name="style-36" svg:width="1.0402329mm" svg:x="31.922009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37" svg:viewBox="0.0 0.0 82.27877 60.803024" svg:width="0.8227877mm" svg:x="32.040207mm" svg:y="35.410736mm"/>
              </draw:g>
              <draw:g draw:id="g27677">
                <draw:rect svg:height="0.7957169mm" draw:style-name="style-38" svg:width="1.0402329mm" svg:x="30.743793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39" svg:viewBox="0.0 0.0 82.27877 60.803024" svg:width="0.8227877mm" svg:x="30.861992mm" svg:y="35.410736mm"/>
              </draw:g>
              <draw:g draw:id="g27683">
                <draw:rect svg:height="0.7957169mm" draw:style-name="style-40" svg:width="1.0402329mm" svg:x="44.509533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41" svg:viewBox="0.0 0.0 82.27877 60.803024" svg:width="0.8227877mm" svg:x="44.62773mm" svg:y="35.410736mm"/>
              </draw:g>
              <draw:g draw:id="g27689">
                <draw:rect svg:height="0.7957169mm" draw:style-name="style-42" svg:width="1.0402329mm" svg:x="43.351925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43" svg:viewBox="0.0 0.0 82.27877 60.803024" svg:width="0.8227877mm" svg:x="43.470123mm" svg:y="35.410736mm"/>
              </draw:g>
              <draw:g draw:id="g27695">
                <draw:rect svg:height="0.7957169mm" draw:style-name="style-44" svg:width="1.0402329mm" svg:x="42.17371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45" svg:viewBox="0.0 0.0 82.27877 60.803024" svg:width="0.8227877mm" svg:x="42.29191mm" svg:y="35.410736mm"/>
              </draw:g>
              <draw:g draw:id="g27701">
                <draw:rect svg:height="0.7957169mm" draw:style-name="style-46" svg:width="1.0402329mm" svg:x="41.01616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47" svg:viewBox="0.0 0.0 82.27877 60.803024" svg:width="0.8227877mm" svg:x="41.134357mm" svg:y="35.410736mm"/>
              </draw:g>
              <draw:g draw:id="g27707">
                <draw:rect svg:height="0.7957169mm" draw:style-name="style-48" svg:width="1.0402329mm" svg:x="38.6597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49" svg:viewBox="0.0 0.0 82.27877 60.803024" svg:width="0.8227877mm" svg:x="38.777897mm" svg:y="35.410736mm"/>
              </draw:g>
              <draw:g draw:id="g27713">
                <draw:rect svg:height="0.7957169mm" draw:style-name="style-50" svg:width="1.0402329mm" svg:x="39.838398mm" svg:y="35.322876mm"/>
                <draw:path svg:d="M 2.2737368E-13 0.0 L 82.27877 0.0 L 82.27877 52.42644 L 50.652805 52.42644 L 50.476593 60.803024 L 40.507534 60.803024 L 29.906809 60.803024 L 30.046494 52.725605 L 2.2737368E-13 52.42644 L 2.2737368E-13 0.0 z" svg:height="0.60803026mm" draw:style-name="style-51" svg:viewBox="0.0 0.0 82.27877 60.803024" svg:width="0.8227877mm" svg:x="39.956596mm" svg:y="35.410736mm"/>
              </draw:g>
              <draw:rect svg:height="0.20670572mm" draw:style-name="style-52" svg:width="0.41341144mm" svg:x="31.065228mm" svg:y="33.837254mm"/>
              <draw:rect svg:height="0.20670572mm" draw:style-name="style-53" svg:width="0.41341144mm" svg:x="31.065228mm" svg:y="36.35794mm"/>
              <draw:rect svg:height="0.20670572mm" draw:style-name="style-54" svg:width="0.41341144mm" svg:x="32.239887mm" svg:y="33.837254mm"/>
              <draw:rect svg:height="0.20670572mm" draw:style-name="style-55" svg:width="0.41341144mm" svg:x="32.239887mm" svg:y="36.35794mm"/>
              <draw:rect svg:height="0.20670572mm" draw:style-name="style-56" svg:width="0.41341144mm" svg:x="33.35536mm" svg:y="33.83905mm"/>
              <draw:rect svg:height="0.20670572mm" draw:style-name="style-57" svg:width="0.41341144mm" svg:x="33.35536mm" svg:y="36.35794mm"/>
              <draw:rect svg:height="0.20670572mm" draw:style-name="style-58" svg:width="0.41341144mm" svg:x="34.530018mm" svg:y="33.83905mm"/>
              <draw:rect svg:height="0.20670572mm" draw:style-name="style-59" svg:width="0.41341144mm" svg:x="34.530018mm" svg:y="36.35794mm"/>
              <draw:rect svg:height="0.20670572mm" draw:style-name="style-60" svg:width="0.41341144mm" svg:x="35.693966mm" svg:y="33.839058mm"/>
              <draw:rect svg:height="0.20670572mm" draw:style-name="style-61" svg:width="0.41341144mm" svg:x="35.693966mm" svg:y="36.35794mm"/>
              <draw:rect svg:height="0.20670572mm" draw:style-name="style-62" svg:width="0.41341144mm" svg:x="36.868626mm" svg:y="33.839058mm"/>
              <draw:rect svg:height="0.20670572mm" draw:style-name="style-63" svg:width="0.41341144mm" svg:x="36.868626mm" svg:y="36.35794mm"/>
              <draw:rect svg:height="0.20670572mm" draw:style-name="style-64" svg:width="0.41341144mm" svg:x="38.989937mm" svg:y="33.86829mm"/>
              <draw:rect svg:height="0.20670572mm" draw:style-name="style-65" svg:width="0.41341144mm" svg:x="38.989937mm" svg:y="36.35794mm"/>
              <draw:rect svg:height="0.20670572mm" draw:style-name="style-66" svg:width="0.41341144mm" svg:x="40.1646mm" svg:y="33.86829mm"/>
              <draw:rect svg:height="0.20670572mm" draw:style-name="style-67" svg:width="0.41341144mm" svg:x="40.1646mm" svg:y="36.35794mm"/>
              <draw:rect svg:height="0.20670572mm" draw:style-name="style-68" svg:width="0.41341144mm" svg:x="41.284702mm" svg:y="33.86829mm"/>
              <draw:rect svg:height="0.20670572mm" draw:style-name="style-69" svg:width="0.41341144mm" svg:x="41.284702mm" svg:y="36.35794mm"/>
              <draw:rect svg:height="0.20670572mm" draw:style-name="style-70" svg:width="0.41341144mm" svg:x="42.459362mm" svg:y="33.86829mm"/>
              <draw:rect svg:height="0.20670572mm" draw:style-name="style-71" svg:width="0.41341144mm" svg:x="42.459362mm" svg:y="36.35794mm"/>
              <draw:rect svg:height="0.20670572mm" draw:style-name="style-72" svg:width="0.41341144mm" svg:x="43.637924mm" svg:y="33.8829mm"/>
              <draw:rect svg:height="0.20670572mm" draw:style-name="style-73" svg:width="0.41341144mm" svg:x="43.637924mm" svg:y="36.35794mm"/>
              <draw:rect svg:height="0.20670572mm" draw:style-name="style-74" svg:width="0.41341144mm" svg:x="44.812588mm" svg:y="33.8829mm"/>
              <draw:rect svg:height="0.20670572mm" draw:style-name="style-75" svg:width="0.41341144mm" svg:x="44.812588mm" svg:y="36.35794mm"/>
              <draw:path svg:d="M 502.96185 0.0 L 3633.3984 6.6818027 L 3299.2095 288.46066 L 0.0 290.96637 L 502.96185 0.0 z" svg:height="2.9096637mm" draw:style-name="style-76" svg:viewBox="0.0 0.0 3633.3984 290.96637" svg:width="36.333984mm" svg:x="19.467875mm" svg:y="30.120382mm"/>
              <draw:path svg:d="M 0.0 290.1125 L 340.1714 0.0 L 339.8242 407.5082 L 1.4622815 698.5654 L 0.0 290.1125 z" svg:height="6.985654mm" draw:style-name="style-77" svg:viewBox="0.0 0.0 340.1714 698.5654" svg:width="3.401714mm" svg:x="52.426323mm" svg:y="30.187193mm"/>
              <draw:rect svg:height="0.20670572mm" draw:style-name="style-78" svg:width="0.41341144mm" svg:x="20.092129mm" svg:y="36.273445mm"/>
              <draw:rect svg:height="0.20670572mm" draw:style-name="style-79" svg:width="0.41341144mm" svg:x="20.092129mm" svg:y="35.929253mm"/>
              <draw:rect svg:height="0.20670572mm" draw:style-name="style-80" svg:width="0.41341144mm" svg:x="20.092129mm" svg:y="35.618465mm"/>
              <draw:rect svg:height="0.20670572mm" draw:style-name="style-81" svg:width="0.41341144mm" svg:x="20.092129mm" svg:y="35.251564mm"/>
              <draw:rect svg:height="0.20670572mm" draw:style-name="style-82" svg:width="0.41341144mm" svg:x="48.67098mm" svg:y="36.35794mm"/>
              <draw:rect svg:height="0.20670572mm" draw:style-name="style-83" svg:width="0.41341144mm" svg:x="50.199966mm" svg:y="36.35794mm"/>
              <draw:g draw:id="g27807">
                <draw:rect svg:height="0.7957161mm" draw:style-name="style-84" svg:width="1.0402304mm" svg:x="49.898884mm" svg:y="35.246967mm"/>
                <draw:path svg:d="M 0.0 0.0 L 82.27937 0.0 L 82.27937 52.426544 L 0.0 52.426544 L 0.0 0.0 z" svg:height="0.52426547mm" draw:style-name="style-85" svg:viewBox="0.0 0.0 82.27937 52.426544" svg:width="0.8227937mm" svg:x="50.01708mm" svg:y="35.39388mm"/>
                <draw:path svg:d="M 0.120522805 9.672252 C -0.6515654 5.172047 2.3685737 0.8973501 6.8683863 0.12157709 C 11.368022 -0.6541959 15.645521 2.36232 16.425032 6.861257 C 17.204365 11.360194 14.191119 15.639767 9.692719 16.422852 C 5.1941442 17.206034 0.91187346 14.196441 0.12511753 9.6987705 z" svg:height="0.16546847mm" draw:style-name="style-86" svg:viewBox="0.0 0.0 16.547703 16.546848" svg:width="0.16547704mm" svg:x="50.512848mm" svg:y="35.565987mm"/>
                <draw:path svg:d="M 0.120522805 9.672252 C -0.6515654 5.172047 2.3685737 0.8973501 6.8683863 0.12157709 C 11.368022 -0.6541959 15.645521 2.36232 16.425032 6.861257 C 17.204365 11.360194 14.191119 15.639767 9.692719 16.422852 C 5.1941442 17.206034 0.91187346 14.196441 0.12511753 9.6987705 z" svg:height="0.16546847mm" draw:style-name="style-87" svg:viewBox="0.0 0.0 16.547703 16.546848" svg:width="0.16547704mm" svg:x="50.20789mm" svg:y="35.56596mm"/>
              </draw:g>
              <draw:g draw:id="g27817">
                <draw:rect svg:height="0.7957161mm" draw:style-name="style-88" svg:width="1.0402304mm" svg:x="48.380592mm" svg:y="35.24696mm"/>
                <draw:path svg:d="M 0.0 0.0 L 82.278564 0.0 L 82.278564 52.42614 L 0.0 52.42614 L 0.0 0.0 z" svg:height="0.5242614mm" draw:style-name="style-89" svg:viewBox="0.0 0.0 82.278564 52.42614" svg:width="0.8227857mm" svg:x="48.4986mm" svg:y="35.39384mm"/>
                <draw:path svg:d="M 0.120522805 9.672252 C -0.6515654 5.172047 2.3685737 0.8973501 6.8683863 0.12157709 C 11.368022 -0.6541959 15.645521 2.36232 16.425032 6.861257 C 17.204365 11.360194 14.191119 15.639767 9.692719 16.422852 C 5.1941442 17.206034 0.91187346 14.196441 0.12511753 9.6987705 z" svg:height="0.16546847mm" draw:style-name="style-90" svg:viewBox="0.0 0.0 16.547703 16.546848" svg:width="0.16547704mm" svg:x="48.9947mm" svg:y="35.56577mm"/>
                <draw:path svg:d="M 0.120522805 9.672252 C -0.6515654 5.172047 2.3685737 0.8973501 6.8683863 0.12157709 C 11.368022 -0.6541959 15.645521 2.36232 16.425032 6.861257 C 17.204365 11.360194 14.191119 15.639767 9.692719 16.422852 C 5.1941442 17.206034 0.91187346 14.196441 0.12511753 9.6987705 z" svg:height="0.16546847mm" draw:style-name="style-91" svg:viewBox="0.0 0.0 16.547703 16.546848" svg:width="0.16547704mm" svg:x="48.68974mm" svg:y="35.565746mm"/>
              </draw:g>
              <draw:rect svg:height="0.20670572mm" draw:style-name="style-92" svg:width="0.41341144mm" svg:x="20.092129mm" svg:y="34.914085mm"/>
              <draw:rect svg:height="0.20670572mm" draw:style-name="style-93" svg:width="0.41341144mm" svg:x="20.092129mm" svg:y="34.536476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0" draw:border="16.073565%" draw:cx="48.271378%" draw:cy="28.882761%" draw:display-name="gradient-1" draw:end-color="#d4d4d4" draw:name="gradient-1" draw:start-color="#ffffff" draw:style="ellipsoid"/>
    <draw:opacity draw:angle="0" draw:border="16.073565%" draw:cx="48.271378%" draw:cy="28.882761%" draw:display-name="gradient-2" draw:end="100.0%" draw:name="gradient-2" draw:start="0.0%" draw:style="ellipsoid"/>
    <draw:gradient draw:angle="813" draw:border="0.36124125%" draw:display-name="gradient-3" draw:end-color="#496d77" draw:name="gradient-3" draw:start-color="#839da4" draw:style="linear"/>
    <draw:gradient draw:angle="522" draw:border="-0.84364945%" draw:display-name="gradient-4" draw:end-color="#000000" draw:name="gradient-4" draw:start-color="#0e0000" draw:style="linear"/>
    <draw:gradient draw:angle="1788" draw:border="23.466618%" draw:display-name="gradient-5" draw:end-color="#000000" draw:name="gradient-5" draw:start-color="#6e6e6e" draw:style="linear"/>
    <draw:gradient draw:angle="522" draw:border="-0.84364945%" draw:display-name="gradient-6" draw:end-color="#000000" draw:name="gradient-6" draw:start-color="#0e0000" draw:style="linear"/>
    <draw:gradient draw:angle="1788" draw:border="23.466618%" draw:display-name="gradient-7" draw:end-color="#000000" draw:name="gradient-7" draw:start-color="#6e6e6e" draw:style="linear"/>
    <draw:gradient draw:angle="522" draw:border="-0.84364945%" draw:display-name="gradient-8" draw:end-color="#000000" draw:name="gradient-8" draw:start-color="#0e0000" draw:style="linear"/>
    <draw:gradient draw:angle="1788" draw:border="23.466618%" draw:display-name="gradient-9" draw:end-color="#000000" draw:name="gradient-9" draw:start-color="#6e6e6e" draw:style="linear"/>
    <draw:gradient draw:angle="522" draw:border="-0.84364945%" draw:display-name="gradient-10" draw:end-color="#000000" draw:name="gradient-10" draw:start-color="#0e0000" draw:style="linear"/>
    <draw:gradient draw:angle="1788" draw:border="23.466618%" draw:display-name="gradient-11" draw:end-color="#000000" draw:name="gradient-11" draw:start-color="#6e6e6e" draw:style="linear"/>
    <draw:gradient draw:angle="522" draw:border="-0.84364945%" draw:display-name="gradient-12" draw:end-color="#000000" draw:name="gradient-12" draw:start-color="#0e0000" draw:style="linear"/>
    <draw:gradient draw:angle="1788" draw:border="23.466618%" draw:display-name="gradient-13" draw:end-color="#000000" draw:name="gradient-13" draw:start-color="#6e6e6e" draw:style="linear"/>
    <draw:gradient draw:angle="522" draw:border="-0.84364945%" draw:display-name="gradient-14" draw:end-color="#000000" draw:name="gradient-14" draw:start-color="#0e0000" draw:style="linear"/>
    <draw:gradient draw:angle="1788" draw:border="23.466618%" draw:display-name="gradient-15" draw:end-color="#000000" draw:name="gradient-15" draw:start-color="#6e6e6e" draw:style="linear"/>
    <draw:gradient draw:angle="522" draw:border="-0.84364945%" draw:display-name="gradient-16" draw:end-color="#000000" draw:name="gradient-16" draw:start-color="#0e0000" draw:style="linear"/>
    <draw:gradient draw:angle="1788" draw:border="23.466618%" draw:display-name="gradient-17" draw:end-color="#000000" draw:name="gradient-17" draw:start-color="#6e6e6e" draw:style="linear"/>
    <draw:gradient draw:angle="522" draw:border="-0.84364945%" draw:display-name="gradient-18" draw:end-color="#000000" draw:name="gradient-18" draw:start-color="#0e0000" draw:style="linear"/>
    <draw:gradient draw:angle="1788" draw:border="23.466618%" draw:display-name="gradient-19" draw:end-color="#000000" draw:name="gradient-19" draw:start-color="#6e6e6e" draw:style="linear"/>
    <draw:gradient draw:angle="522" draw:border="-0.84364945%" draw:display-name="gradient-20" draw:end-color="#000000" draw:name="gradient-20" draw:start-color="#0e0000" draw:style="linear"/>
    <draw:gradient draw:angle="1788" draw:border="23.466618%" draw:display-name="gradient-21" draw:end-color="#000000" draw:name="gradient-21" draw:start-color="#6e6e6e" draw:style="linear"/>
    <draw:gradient draw:angle="522" draw:border="-0.84364945%" draw:display-name="gradient-22" draw:end-color="#000000" draw:name="gradient-22" draw:start-color="#0e0000" draw:style="linear"/>
    <draw:gradient draw:angle="1788" draw:border="23.466618%" draw:display-name="gradient-23" draw:end-color="#000000" draw:name="gradient-23" draw:start-color="#6e6e6e" draw:style="linear"/>
    <draw:gradient draw:angle="522" draw:border="-0.84364945%" draw:display-name="gradient-24" draw:end-color="#000000" draw:name="gradient-24" draw:start-color="#0e0000" draw:style="linear"/>
    <draw:gradient draw:angle="1788" draw:border="23.466618%" draw:display-name="gradient-25" draw:end-color="#000000" draw:name="gradient-25" draw:start-color="#6e6e6e" draw:style="linear"/>
    <draw:gradient draw:angle="522" draw:border="-0.84364945%" draw:display-name="gradient-26" draw:end-color="#000000" draw:name="gradient-26" draw:start-color="#0e0000" draw:style="linear"/>
    <draw:gradient draw:angle="1788" draw:border="23.466618%" draw:display-name="gradient-27" draw:end-color="#000000" draw:name="gradient-27" draw:start-color="#6e6e6e" draw:style="linear"/>
    <draw:gradient draw:angle="522" draw:border="-0.84364945%" draw:display-name="gradient-28" draw:end-color="#000000" draw:name="gradient-28" draw:start-color="#0e0000" draw:style="linear"/>
    <draw:gradient draw:angle="1788" draw:border="23.466618%" draw:display-name="gradient-29" draw:end-color="#000000" draw:name="gradient-29" draw:start-color="#6e6e6e" draw:style="linear"/>
    <draw:gradient draw:angle="522" draw:border="-0.84364945%" draw:display-name="gradient-30" draw:end-color="#000000" draw:name="gradient-30" draw:start-color="#0e0000" draw:style="linear"/>
    <draw:gradient draw:angle="1788" draw:border="23.466618%" draw:display-name="gradient-31" draw:end-color="#000000" draw:name="gradient-31" draw:start-color="#6e6e6e" draw:style="linear"/>
    <draw:gradient draw:angle="522" draw:border="-0.84364945%" draw:display-name="gradient-32" draw:end-color="#000000" draw:name="gradient-32" draw:start-color="#0e0000" draw:style="linear"/>
    <draw:gradient draw:angle="1788" draw:border="23.466618%" draw:display-name="gradient-33" draw:end-color="#000000" draw:name="gradient-33" draw:start-color="#6e6e6e" draw:style="linear"/>
    <draw:gradient draw:angle="522" draw:border="-0.84364945%" draw:display-name="gradient-34" draw:end-color="#000000" draw:name="gradient-34" draw:start-color="#0e0000" draw:style="linear"/>
    <draw:gradient draw:angle="1788" draw:border="23.466618%" draw:display-name="gradient-35" draw:end-color="#000000" draw:name="gradient-35" draw:start-color="#6e6e6e" draw:style="linear"/>
    <draw:gradient draw:angle="522" draw:border="-0.84364945%" draw:display-name="gradient-36" draw:end-color="#000000" draw:name="gradient-36" draw:start-color="#0e0000" draw:style="linear"/>
    <draw:gradient draw:angle="1788" draw:border="23.466618%" draw:display-name="gradient-37" draw:end-color="#000000" draw:name="gradient-37" draw:start-color="#6e6e6e" draw:style="linear"/>
    <draw:gradient draw:angle="522" draw:border="-0.84364945%" draw:display-name="gradient-38" draw:end-color="#000000" draw:name="gradient-38" draw:start-color="#0e0000" draw:style="linear"/>
    <draw:gradient draw:angle="1788" draw:border="23.466618%" draw:display-name="gradient-39" draw:end-color="#000000" draw:name="gradient-39" draw:start-color="#6e6e6e" draw:style="linear"/>
    <draw:gradient draw:angle="522" draw:border="-0.84364945%" draw:display-name="gradient-40" draw:end-color="#000000" draw:name="gradient-40" draw:start-color="#0e0000" draw:style="linear"/>
    <draw:gradient draw:angle="1788" draw:border="23.466618%" draw:display-name="gradient-41" draw:end-color="#000000" draw:name="gradient-41" draw:start-color="#6e6e6e" draw:style="linear"/>
    <draw:gradient draw:angle="522" draw:border="-0.84364945%" draw:display-name="gradient-42" draw:end-color="#000000" draw:name="gradient-42" draw:start-color="#0e0000" draw:style="linear"/>
    <draw:gradient draw:angle="1788" draw:border="23.466618%" draw:display-name="gradient-43" draw:end-color="#000000" draw:name="gradient-43" draw:start-color="#6e6e6e" draw:style="linear"/>
    <draw:gradient draw:angle="522" draw:border="-0.84364945%" draw:display-name="gradient-44" draw:end-color="#000000" draw:name="gradient-44" draw:start-color="#0e0000" draw:style="linear"/>
    <draw:gradient draw:angle="1788" draw:border="23.466618%" draw:display-name="gradient-45" draw:end-color="#000000" draw:name="gradient-45" draw:start-color="#6e6e6e" draw:style="linear"/>
    <draw:gradient draw:angle="522" draw:border="-0.84364945%" draw:display-name="gradient-46" draw:end-color="#000000" draw:name="gradient-46" draw:start-color="#0e0000" draw:style="linear"/>
    <draw:gradient draw:angle="1788" draw:border="23.466618%" draw:display-name="gradient-47" draw:end-color="#000000" draw:name="gradient-47" draw:start-color="#6e6e6e" draw:style="linear"/>
    <draw:gradient draw:angle="522" draw:border="-0.84364945%" draw:display-name="gradient-48" draw:end-color="#000000" draw:name="gradient-48" draw:start-color="#0e0000" draw:style="linear"/>
    <draw:gradient draw:angle="1788" draw:border="23.466618%" draw:display-name="gradient-49" draw:end-color="#000000" draw:name="gradient-49" draw:start-color="#6e6e6e" draw:style="linear"/>
    <draw:gradient draw:angle="522" draw:border="-0.84364945%" draw:display-name="gradient-50" draw:end-color="#000000" draw:name="gradient-50" draw:start-color="#0e0000" draw:style="linear"/>
    <draw:gradient draw:angle="1788" draw:border="23.466618%" draw:display-name="gradient-51" draw:end-color="#000000" draw:name="gradient-51" draw:start-color="#6e6e6e" draw:style="linear"/>
    <draw:gradient draw:angle="0" draw:border="29.28919%" draw:cx="49.965084%" draw:cy="49.983624%" draw:display-name="gradient-52" draw:end-color="#4af853" draw:name="gradient-52" draw:start-color="#68b96d" draw:style="ellipsoid"/>
    <draw:gradient draw:angle="0" draw:border="29.28919%" draw:cx="49.965084%" draw:cy="49.98304%" draw:display-name="gradient-53" draw:end-color="#4af853" draw:name="gradient-53" draw:start-color="#68b96d" draw:style="ellipsoid"/>
    <draw:gradient draw:angle="0" draw:border="29.289845%" draw:cx="49.95751%" draw:cy="49.983624%" draw:display-name="gradient-54" draw:end-color="#4af853" draw:name="gradient-54" draw:start-color="#68b96d" draw:style="ellipsoid"/>
    <draw:gradient draw:angle="0" draw:border="29.289845%" draw:cx="49.95751%" draw:cy="49.98304%" draw:display-name="gradient-55" draw:end-color="#4af853" draw:name="gradient-55" draw:start-color="#68b96d" draw:style="ellipsoid"/>
    <draw:gradient draw:angle="0" draw:border="29.28919%" draw:cx="49.96011%" draw:cy="49.985603%" draw:display-name="gradient-56" draw:end-color="#4af853" draw:name="gradient-56" draw:start-color="#68b96d" draw:style="ellipsoid"/>
    <draw:gradient draw:angle="0" draw:border="29.28919%" draw:cx="49.96011%" draw:cy="49.98304%" draw:display-name="gradient-57" draw:end-color="#4af853" draw:name="gradient-57" draw:start-color="#68b96d" draw:style="ellipsoid"/>
    <draw:gradient draw:angle="0" draw:border="29.289845%" draw:cx="49.95668%" draw:cy="49.985603%" draw:display-name="gradient-58" draw:end-color="#4af853" draw:name="gradient-58" draw:start-color="#68b96d" draw:style="ellipsoid"/>
    <draw:gradient draw:angle="0" draw:border="29.289845%" draw:cx="49.95668%" draw:cy="49.98304%" draw:display-name="gradient-59" draw:end-color="#4af853" draw:name="gradient-59" draw:start-color="#68b96d" draw:style="ellipsoid"/>
    <draw:gradient draw:angle="0" draw:border="29.28919%" draw:cx="49.958202%" draw:cy="49.982994%" draw:display-name="gradient-60" draw:end-color="#4af853" draw:name="gradient-60" draw:start-color="#68b96d" draw:style="ellipsoid"/>
    <draw:gradient draw:angle="0" draw:border="29.28919%" draw:cx="49.958202%" draw:cy="49.98304%" draw:display-name="gradient-61" draw:end-color="#4af853" draw:name="gradient-61" draw:start-color="#68b96d" draw:style="ellipsoid"/>
    <draw:gradient draw:angle="0" draw:border="29.289845%" draw:cx="49.96444%" draw:cy="49.982994%" draw:display-name="gradient-62" draw:end-color="#4af853" draw:name="gradient-62" draw:start-color="#68b96d" draw:style="ellipsoid"/>
    <draw:gradient draw:angle="0" draw:border="29.289845%" draw:cx="49.96444%" draw:cy="49.98304%" draw:display-name="gradient-63" draw:end-color="#4af853" draw:name="gradient-63" draw:start-color="#68b96d" draw:style="ellipsoid"/>
    <draw:gradient draw:angle="0" draw:border="29.28919%" draw:cx="49.957546%" draw:cy="49.984196%" draw:display-name="gradient-64" draw:end-color="#4af853" draw:name="gradient-64" draw:start-color="#68b96d" draw:style="ellipsoid"/>
    <draw:gradient draw:angle="0" draw:border="29.28919%" draw:cx="49.957546%" draw:cy="49.98304%" draw:display-name="gradient-65" draw:end-color="#4af853" draw:name="gradient-65" draw:start-color="#68b96d" draw:style="ellipsoid"/>
    <draw:gradient draw:angle="0" draw:border="29.28919%" draw:cx="49.96346%" draw:cy="49.984196%" draw:display-name="gradient-66" draw:end-color="#4af853" draw:name="gradient-66" draw:start-color="#68b96d" draw:style="ellipsoid"/>
    <draw:gradient draw:angle="0" draw:border="29.28919%" draw:cx="49.96346%" draw:cy="49.99202%" draw:display-name="gradient-67" draw:end-color="#4af853" draw:name="gradient-67" draw:start-color="#68b96d" draw:style="ellipsoid"/>
    <draw:gradient draw:angle="0" draw:border="29.28919%" draw:cx="49.96084%" draw:cy="49.984196%" draw:display-name="gradient-68" draw:end-color="#4af853" draw:name="gradient-68" draw:start-color="#68b96d" draw:style="ellipsoid"/>
    <draw:gradient draw:angle="0" draw:border="29.28919%" draw:cx="49.956696%" draw:cy="49.99202%" draw:display-name="gradient-69" draw:end-color="#4af853" draw:name="gradient-69" draw:start-color="#68b96d" draw:style="ellipsoid"/>
    <draw:gradient draw:angle="0" draw:border="29.289845%" draw:cx="49.9581%" draw:cy="49.984196%" draw:display-name="gradient-70" draw:end-color="#4af853" draw:name="gradient-70" draw:start-color="#68b96d" draw:style="ellipsoid"/>
    <draw:gradient draw:angle="0" draw:border="29.289845%" draw:cx="49.9581%" draw:cy="49.99202%" draw:display-name="gradient-71" draw:end-color="#4af853" draw:name="gradient-71" draw:start-color="#68b96d" draw:style="ellipsoid"/>
    <draw:gradient draw:angle="0" draw:border="29.28919%" draw:cx="49.962494%" draw:cy="49.99059%" draw:display-name="gradient-72" draw:end-color="#4af853" draw:name="gradient-72" draw:start-color="#68b96d" draw:style="ellipsoid"/>
    <draw:gradient draw:angle="0" draw:border="29.28919%" draw:cx="49.962494%" draw:cy="49.98304%" draw:display-name="gradient-73" draw:end-color="#4af853" draw:name="gradient-73" draw:start-color="#68b96d" draw:style="ellipsoid"/>
    <draw:gradient draw:angle="0" draw:border="29.28919%" draw:cx="49.958736%" draw:cy="49.99059%" draw:display-name="gradient-74" draw:end-color="#4af853" draw:name="gradient-74" draw:start-color="#68b96d" draw:style="ellipsoid"/>
    <draw:gradient draw:angle="0" draw:border="29.28919%" draw:cx="49.958736%" draw:cy="49.98304%" draw:display-name="gradient-75" draw:end-color="#4af853" draw:name="gradient-75" draw:start-color="#68b96d" draw:style="ellipsoid"/>
    <draw:gradient draw:angle="813" draw:border="-57.322094%" draw:display-name="gradient-76" draw:end-color="#52727b" draw:name="gradient-76" draw:start-color="#bed1d0" draw:style="linear"/>
    <draw:gradient draw:angle="824" draw:border="13.619707%" draw:display-name="gradient-77" draw:end-color="#496d77" draw:name="gradient-77" draw:start-color="#839da4" draw:style="linear"/>
    <draw:gradient draw:angle="0" draw:border="29.289518%" draw:cx="50.002304%" draw:cy="50.006016%" draw:display-name="gradient-78" draw:end-color="#4af853" draw:name="gradient-78" draw:start-color="#68b96d" draw:style="ellipsoid"/>
    <draw:gradient draw:angle="0" draw:border="29.289518%" draw:cx="50.002304%" draw:cy="50.014034%" draw:display-name="gradient-79" draw:end-color="#4af853" draw:name="gradient-79" draw:start-color="#68b96d" draw:style="ellipsoid"/>
    <draw:gradient draw:angle="0" draw:border="29.289518%" draw:cx="50.002304%" draw:cy="50.016766%" draw:display-name="gradient-80" draw:end-color="#4af853" draw:name="gradient-80" draw:start-color="#68b96d" draw:style="ellipsoid"/>
    <draw:gradient draw:angle="0" draw:border="29.289518%" draw:cx="50.007137%" draw:cy="50.009396%" draw:display-name="gradient-81" draw:end-color="#4af853" draw:name="gradient-81" draw:start-color="#68b96d" draw:style="ellipsoid"/>
    <draw:gradient draw:angle="0" draw:border="29.28919%" draw:cx="49.98179%" draw:cy="49.974064%" draw:display-name="gradient-82" draw:end-color="#4af853" draw:name="gradient-82" draw:start-color="#68b96d" draw:style="ellipsoid"/>
    <draw:gradient draw:angle="0" draw:border="29.289845%" draw:cx="49.9933%" draw:cy="49.974064%" draw:display-name="gradient-83" draw:end-color="#4af853" draw:name="gradient-83" draw:start-color="#68b96d" draw:style="ellipsoid"/>
    <draw:gradient draw:angle="522" draw:border="-0.8447434%" draw:display-name="gradient-84" draw:end-color="#000000" draw:name="gradient-84" draw:start-color="#0e0000" draw:style="linear"/>
    <draw:gradient draw:angle="1788" draw:border="4.3390155%" draw:display-name="gradient-85" draw:end-color="#000000" draw:name="gradient-85" draw:start-color="#6e6e6e" draw:style="linear"/>
    <draw:gradient draw:angle="522" draw:border="-0.8544702%" draw:display-name="gradient-86" draw:end-color="#000000" draw:name="gradient-86" draw:start-color="#0e0000" draw:style="linear"/>
    <draw:gradient draw:angle="1788" draw:border="4.3849244%" draw:display-name="gradient-87" draw:end-color="#000000" draw:name="gradient-87" draw:start-color="#6e6e6e" draw:style="linear"/>
    <draw:gradient draw:angle="0" draw:border="29.289518%" draw:cx="50.01128%" draw:cy="49.955315%" draw:display-name="gradient-88" draw:end-color="#4af853" draw:name="gradient-88" draw:start-color="#68b96d" draw:style="ellipsoid"/>
    <draw:gradient draw:angle="0" draw:border="29.289518%" draw:cx="50.01128%" draw:cy="49.998783%" draw:display-name="gradient-89" draw:end-color="#4af853" draw:name="gradient-89" draw:start-color="#68b96d" draw:style="ellipsoid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7.187496mm" fo:page-width="82.49999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